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stdlib.h&gt;</text:p>
      <text:p text:style-name="Standard">#define max 50</text:p>
      <text:p text:style-name="Standard">int q[max],front=-1,rear=-1;</text:p>
      <text:p text:style-name="Standard">void enqueue(){</text:p>
      <text:p text:style-name="Standard">int n;</text:p>
      <text:p text:style-name="Standard">if(rear==max-1){</text:p>
      <text:p text:style-name="Standard">printf("queue overflow!cannot enque more elements");</text:p>
      <text:p text:style-name="Standard">return;</text:p>
      <text:p text:style-name="Standard">}</text:p>
      <text:p text:style-name="Standard">printf("enter the element to be enqueued");</text:p>
      <text:p text:style-name="Standard">scanf("%d",&amp;n);</text:p>
      <text:p text:style-name="Standard">if(front==-1){</text:p>
      <text:p text:style-name="Standard">front=0;</text:p>
      <text:p text:style-name="Standard">}</text:p>
      <text:p text:style-name="Standard">rear++;</text:p>
      <text:p text:style-name="Standard">q[rear]=n;</text:p>
      <text:p text:style-name="Standard">printf("%d enqueued to the queue",n);</text:p>
      <text:p text:style-name="Standard">}</text:p>
      <text:p text:style-name="Standard">void dequeue(){</text:p>
      <text:p text:style-name="Standard">if(front==-1)</text:p>
      <text:p text:style-name="Standard">printf("queue underflow!no elements to dequeue");</text:p>
      <text:p text:style-name="Standard">return;</text:p>
      <text:p text:style-name="Standard">printf("dequeued element:%d",q[front]);</text:p>
      <text:p text:style-name="Standard">front++;</text:p>
      <text:p text:style-name="Standard">if(front&gt;rear){</text:p>
      <text:p text:style-name="Standard">front=rear=-1;</text:p>
      <text:p text:style-name="Standard">}</text:p>
      <text:p text:style-name="Standard">}</text:p>
      <text:p text:style-name="Standard">void display(){</text:p>
      <text:p text:style-name="Standard">int i;if(front==-1){</text:p>
      <text:p text:style-name="Standard">printf("queue is empty");</text:p>
      <text:p text:style-name="Standard">return;</text:p>
      <text:p text:style-name="Standard">}</text:p>
      <text:p text:style-name="Standard">printf("queue elements are:");</text:p>
      <text:p text:style-name="Standard">for(i=front;i&lt;rear;i++){</text:p>
      <text:p text:style-name="Standard">printf("%d",q[i]);</text:p>
      <text:p text:style-name="Standard">}</text:p>
      <text:p text:style-name="Standard">printf("\n");</text:p>
      <text:p text:style-name="Standard">}</text:p>
      <text:p text:style-name="Standard">int main(){</text:p>
      <text:p text:style-name="Standard">int ch;</text:p>
      <text:p text:style-name="Standard">while(1){</text:p>
      <text:p text:style-name="Standard">printf("\n----queue menu---\n");</text:p>
      <text:p text:style-name="Standard">printf("1.enqueue\n");</text:p>
      <text:p text:style-name="Standard">printf("2.dequeue\n");</text:p>
      <text:p text:style-name="Standard">printf("3.display\n");</text:p>
      <text:p text:style-name="Standard">printf("4.exit\n");</text:p>
      <text:p text:style-name="Standard">printf("enter your choice");</text:p>
      <text:p text:style-name="Standard">scanf("%d",&amp;ch);</text:p>
      <text:p text:style-name="Standard">switch(ch){</text:p>
      <text:p text:style-name="Standard">case 1:</text:p>
      <text:p text:style-name="Standard"><text:soft-page-break/>enqueue();</text:p>
      <text:p text:style-name="Standard">break;</text:p>
      <text:p text:style-name="Standard">case 2:</text:p>
      <text:p text:style-name="Standard">dequeue();</text:p>
      <text:p text:style-name="Standard">break;</text:p>
      <text:p text:style-name="Standard">case 3:</text:p>
      <text:p text:style-name="Standard">display();</text:p>
      <text:p text:style-name="Standard">break;</text:p>
      <text:p text:style-name="Standard">case 4:</text:p>
      <text:p text:style-name="Standard">exit(0);</text:p>
      <text:p text:style-name="Standard">default:</text:p>
      <text:p text:style-name="Standard">printf("invalid choice,please try again");</text:p>
      <text:p text:style-name="Standard">}</text:p>
      <text:p text:style-name="Standard">}</text:p>
      <text:p text:style-name="Standard"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6:16:50.611465395</meta:creation-date>
    <dc:date>2024-10-01T16:17:14.312594675</dc:date>
    <meta:editing-duration>PT2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68" meta:word-count="113" meta:character-count="972" meta:non-whitespace-character-count="929"/>
  </office:meta>
</office:document-meta>
</file>